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5f54" officeooo:paragraph-rsid="00175f54"/>
    </style:style>
    <style:style style:name="P2" style:family="paragraph" style:parent-style-name="Standard" style:list-style-name="L1">
      <style:text-properties officeooo:rsid="00175f54" officeooo:paragraph-rsid="00175f54"/>
    </style:style>
    <style:style style:name="P3" style:family="paragraph" style:parent-style-name="Standard" style:list-style-name="L1">
      <style:text-properties officeooo:rsid="00175f54" officeooo:paragraph-rsid="0018908e"/>
    </style:style>
    <style:style style:name="P4" style:family="paragraph" style:parent-style-name="Standard" style:list-style-name="L1">
      <style:text-properties fo:font-weight="normal" officeooo:rsid="001a3884" officeooo:paragraph-rsid="001a3884" style:font-weight-asian="normal" style:font-weight-complex="normal"/>
    </style:style>
    <style:style style:name="P5" style:family="paragraph" style:parent-style-name="Standard" style:list-style-name="L1">
      <style:text-properties fo:font-size="12pt" fo:font-weight="normal" officeooo:rsid="00152948" officeooo:paragraph-rsid="001a3884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officeooo:rsid="00152948" officeooo:paragraph-rsid="001b009e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52948" officeooo:paragraph-rsid="001a3884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fo:font-weight="normal" officeooo:rsid="000fefbe" officeooo:paragraph-rsid="001a3884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font-weight="normal" officeooo:rsid="00125885" officeooo:paragraph-rsid="001a3884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normal" officeooo:rsid="0013dd19" officeooo:paragraph-rsid="001a3884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fo:font-weight="normal" officeooo:rsid="00271e99" officeooo:paragraph-rsid="001a3884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fo:font-weight="normal" officeooo:rsid="001a3884" officeooo:paragraph-rsid="001a3884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fo:font-weight="normal" officeooo:rsid="001b009e" officeooo:paragraph-rsid="001b009e" style:font-size-asian="10.5pt" style:font-weight-asian="normal" style:font-size-complex="12pt" style:font-weight-complex="normal"/>
    </style:style>
    <style:style style:name="P14" style:family="paragraph" style:parent-style-name="Subtitle">
      <style:text-properties fo:font-weight="bold" style:font-weight-asian="bold" style:font-weight-complex="bold"/>
    </style:style>
    <style:style style:name="T1" style:family="text">
      <style:text-properties officeooo:rsid="0018908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67344" style:font-weight-asian="bold" style:font-weight-complex="bold"/>
    </style:style>
    <style:style style:name="T4" style:family="text">
      <style:text-properties fo:font-weight="bold" officeooo:rsid="00114a60" style:font-weight-asian="bold" style:font-weight-complex="bold"/>
    </style:style>
    <style:style style:name="T5" style:family="text">
      <style:text-properties fo:font-weight="bold" officeooo:rsid="001b009e" style:font-weight-asian="bold" style:font-weight-complex="bold"/>
    </style:style>
    <style:style style:name="T6" style:family="text">
      <style:text-properties officeooo:rsid="00193c88"/>
    </style:style>
    <style:style style:name="T7" style:family="text">
      <style:text-properties officeooo:rsid="001a3884"/>
    </style:style>
    <style:style style:name="T8" style:family="text">
      <style:text-properties officeooo:rsid="00267f12"/>
    </style:style>
    <style:style style:name="T9" style:family="text">
      <style:text-properties officeooo:rsid="00166c15"/>
    </style:style>
    <style:style style:name="T10" style:family="text">
      <style:text-properties officeooo:rsid="00271e99"/>
    </style:style>
    <style:style style:name="T11" style:family="text">
      <style:text-properties officeooo:rsid="00267344"/>
    </style:style>
    <style:style style:name="T12" style:family="text">
      <style:text-properties officeooo:rsid="00114a60"/>
    </style:style>
    <style:style style:name="T13" style:family="text">
      <style:text-properties officeooo:rsid="0013dd19"/>
    </style:style>
    <style:style style:name="T14" style:family="text">
      <style:text-properties officeooo:rsid="001b00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XUM: basic method</text:p>
      <text:p text:style-name="P1"/>
      <text:p text:style-name="P1"/>
      <text:list xml:id="list4286439183" text:style-name="L1">
        <text:list-item>
          <text:p text:style-name="P2">Work on individual Sections (S1, S2, etc.), uploading at end of workday</text:p>
          <text:list>
            <text:list-item>
              <text:p text:style-name="P2">Git uploading method</text:p>
              <text:list>
                <text:list-item>
                  <text:p text:style-name="P2">right-click folder &gt; Open Terminal here</text:p>
                </text:list-item>
                <text:list-item>
                  <text:p text:style-name="P2">3 commands </text:p>
                  <text:list>
                    <text:list-item>
                      <text:p text:style-name="P2">git add . <text:s/>&lt;&lt; don’t leave out that period </text:p>
                    </text:list-item>
                    <text:list-item>
                      <text:p text:style-name="P2">git commit -m “some_commit_message”</text:p>
                    </text:list-item>
                    <text:list-item>
                      <text:p text:style-name="P2">git push origin mas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When ready for a release<text:tab/></text:p>
          <text:list>
            <text:list-item>
              <text:p text:style-name="P3"><text:span text:style-name="T1">Create the complete version</text:span></text:p>
              <text:list>
                <text:list-item>
                  <text:p text:style-name="P3">update title page with new version number: <text:span text:style-name="T2">yyyymmdd</text:span></text:p>
                </text:list-item>
                <text:list-item>
                  <text:p text:style-name="P2">check that each section has a hard return (<text:span text:style-name="T6">=Ctrl Return) to create a </text:span>new page at end</text:p>
                </text:list-item>
                <text:list-item>
                  <text:p text:style-name="P2">open S1, go to the end, click Insert &gt; Text from file, and navigate to the next section</text:p>
                </text:list-item>
                <text:list-item>
                  <text:p text:style-name="P2">check that all images are visible and numbered sequentially</text:p>
                </text:list-item>
                <text:list-item>
                  <text:p text:style-name="P2">when all sections have been brought together, save as <text:span text:style-name="T2">mxum.odt</text:span></text:p>
                </text:list-item>
              </text:list>
            </text:list-item>
            <text:list-item>
              <text:p text:style-name="P4">Create a Table of Contents (ToC)</text:p>
              <text:list>
                <text:list-item>
                  <text:p text:style-name="P8">Open the <text:span text:style-name="T10">mxum.</text:span>odt file. <text:s/></text:p>
                </text:list-item>
                <text:list-item>
                  <text:p text:style-name="P8">Click <text:s/>Tools &gt; <text:span text:style-name="T11">Chapter</text:span> numbering. <text:s/><text:span text:style-name="T12">I</text:span>n the popup, set <text:span text:style-name="T3">Paragraph Style</text:span><text:span text:style-name="T11"> </text:span>to Heading 1.</text:p>
                </text:list-item>
                <text:list-item>
                  <text:p text:style-name="P8">Click Format &gt; Section<text:span text:style-name="T8">s</text:span>. <text:s/><text:span text:style-name="T12">In the popup, select each section in the left side list, then click </text:span><text:span text:style-name="T4">Remove.</text:span></text:p>
                  <text:list>
                    <text:list-item>
                      <text:p text:style-name="P8"><text:span text:style-name="T12">This action makes the odt a single file.</text:span></text:p>
                    </text:list-item>
                    <text:list-item>
                      <text:p text:style-name="P8"><text:span text:style-name="T7">Save</text:span><text:span text:style-name="T12"> <text:s/></text:span></text:p>
                    </text:list-item>
                  </text:list>
                </text:list-item>
                <text:list-item>
                  <text:p text:style-name="P12">Create a new blank page behind the Title page</text:p>
                </text:list-item>
                <text:list-item>
                  <text:p text:style-name="P9">Click Insert &gt; Table of Contents and Index &gt; Table of Contents, Index... In the popup, <text:span text:style-name="T13">see that Title and Type are correct and that Index is for entire document. <text:s/>Set Level to 1. <text:s/></text:span></text:p>
                  <text:list>
                    <text:list-item>
                      <text:p text:style-name="P9"><text:span text:style-name="T7">I</text:span><text:span text:style-name="T10">f TOC is write protected, uncheck the box.</text:span></text:p>
                    </text:list-item>
                    <text:list-item>
                      <text:p text:style-name="P9"><text:span text:style-name="T10">Adjust ToC's location on the page if necessary</text:span></text:p>
                    </text:list-item>
                  </text:list>
                </text:list-item>
                <text:list-item>
                  <text:p text:style-name="P10"><text:span text:style-name="T8">Center the title ”Table of Contents.” </text:span></text:p>
                </text:list-item>
                <text:list-item>
                  <text:p text:style-name="P11">Carefully highlight the <text:span text:style-name="T14">entire</text:span> ToC contents, right-click &gt; Paragraph. Add 1” indent before and after. Adjust location on page if necessary.</text:p>
                </text:list-item>
                <text:list-item>
                  <text:p text:style-name="P5">Save fil<text:span text:style-name="T9">e, </text:span><text:span text:style-name="T7">then upload to the repo.</text:span></text:p>
                </text:list-item>
              </text:list>
            </text:list-item>
            <text:list-item>
              <text:p text:style-name="P5"><text:span text:style-name="T7">Create the Manual</text:span></text:p>
              <text:list>
                <text:list-item>
                  <text:p text:style-name="P5"><text:span text:style-name="T7">Open mxum.odt and click the icon for</text:span><text:span text:style-name="T9"> export as PDF. </text:span><text:span text:style-name="T14">Title must be </text:span><text:span text:style-name="T5">mxum.pdf</text:span></text:p>
                </text:list-item>
                <text:list-item>
                  <text:p text:style-name="P5"><text:span text:style-name="T9">Check </text:span><text:span text:style-name="T7">the created PDF for any problems with</text:span><text:span text:style-name="T9"> images </text:span><text:span text:style-name="T7">or</text:span><text:span text:style-name="T9"> spacing.</text:span></text:p>
                </text:list-item>
                <text:list-item>
                  <text:p text:style-name="P6">Save fil<text:span text:style-name="T9">e, </text:span><text:span text:style-name="T7">then upload to the repo.</text:span></text:p>
                </text:list-item>
              </text:list>
            </text:list-item>
            <text:list-item>
              <text:p text:style-name="P13">Send the Manual for distribution</text:p>
              <text:list>
                <text:list-item>
                  <text:p text:style-name="P13">Check that any new translations have been included in the folder “tr”</text:p>
                  <text:list>
                    <text:list-item>
                      <text:p text:style-name="P13">file names must follow this model: mxum_fr.pdf</text:p>
                    </text:list-item>
                  </text:list>
                </text:list-item>
                <text:list-item>
                  <text:p text:style-name="P13">Notify dolphin_oracle that you are ready to have the repo synched with the one in the MX Linux GitHub repo.</text:p>
                </text:list-item>
              </text:list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05T12:46:42.187057666</meta:creation-date>
    <dc:date>2020-07-05T13:26:11.203219915</dc:date>
    <meta:editing-duration>PT16M59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36" meta:word-count="372" meta:character-count="1942" meta:non-whitespace-character-count="1626"/>
  </office:meta>
</office:document-meta>
</file>